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e024" officeooo:paragraph-rsid="0011e024"/>
    </style:style>
    <style:style style:name="P2" style:family="paragraph" style:parent-style-name="Standard">
      <style:text-properties officeooo:rsid="0011e024" officeooo:paragraph-rsid="00135d08"/>
    </style:style>
    <style:style style:name="P3" style:family="paragraph" style:parent-style-name="Standard">
      <style:text-properties officeooo:paragraph-rsid="0011e024"/>
    </style:style>
    <style:style style:name="P4" style:family="paragraph" style:parent-style-name="Standard">
      <style:text-properties officeooo:rsid="00135d08" officeooo:paragraph-rsid="00135d08"/>
    </style:style>
    <style:style style:name="P5" style:family="paragraph" style:parent-style-name="Standard">
      <style:text-properties style:text-underline-style="none" officeooo:rsid="0011e024" officeooo:paragraph-rsid="0011e024"/>
    </style:style>
    <style:style style:name="P6" style:family="paragraph" style:parent-style-name="Standard">
      <style:text-properties officeooo:rsid="001544e2" officeooo:paragraph-rsid="00135d08"/>
    </style:style>
    <style:style style:name="P7" style:family="paragraph" style:parent-style-name="Standard">
      <style:text-properties style:text-underline-style="dotted" style:text-underline-width="auto" style:text-underline-color="font-color" officeooo:rsid="001544e2" officeooo:paragraph-rsid="0011e024"/>
    </style:style>
    <style:style style:name="P8" style:family="paragraph" style:parent-style-name="Standard">
      <style:text-properties officeooo:rsid="00135d08" officeooo:paragraph-rsid="00135d08"/>
    </style:style>
    <style:style style:name="P9" style:family="paragraph" style:parent-style-name="Standard">
      <style:text-properties officeooo:rsid="0017ade6" officeooo:paragraph-rsid="0017ade6"/>
    </style:style>
    <style:style style:name="P10" style:family="paragraph" style:parent-style-name="Standard">
      <style:text-properties officeooo:rsid="0017ade6" officeooo:paragraph-rsid="001a74f9"/>
    </style:style>
    <style:style style:name="P11" style:family="paragraph" style:parent-style-name="Standard">
      <style:text-properties officeooo:rsid="0018b0ee" officeooo:paragraph-rsid="0018b0ee"/>
    </style:style>
    <style:style style:name="P12" style:family="paragraph" style:parent-style-name="Standard">
      <style:text-properties officeooo:rsid="001544e2" officeooo:paragraph-rsid="001d7b8c"/>
    </style:style>
    <style:style style:name="P13" style:family="paragraph" style:parent-style-name="Standard">
      <style:text-properties officeooo:rsid="001544e2" officeooo:paragraph-rsid="001544e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35d08"/>
    </style:style>
    <style:style style:name="T3" style:family="text">
      <style:text-properties style:text-underline-style="solid" style:text-underline-width="auto" style:text-underline-color="font-color" officeooo:rsid="001544e2"/>
    </style:style>
    <style:style style:name="T4" style:family="text">
      <style:text-properties style:text-underline-style="solid" style:text-underline-width="auto" style:text-underline-color="font-color" fo:font-weight="normal" officeooo:rsid="0017ade6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1a74f9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officeooo:rsid="001cfc7c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officeooo:rsid="0017ade6"/>
    </style:style>
    <style:style style:name="T8" style:family="text">
      <style:text-properties style:text-underline-style="solid" style:text-underline-width="auto" style:text-underline-color="font-color" officeooo:rsid="001a74f9"/>
    </style:style>
    <style:style style:name="T9" style:family="text">
      <style:text-properties style:text-underline-style="solid" style:text-underline-width="auto" style:text-underline-color="font-color" officeooo:rsid="0018b0ee"/>
    </style:style>
    <style:style style:name="T10" style:family="text">
      <style:text-properties style:text-underline-style="solid" style:text-underline-width="auto" style:text-underline-color="font-color" officeooo:rsid="001cfc7c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143476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none" officeooo:rsid="001544e2"/>
    </style:style>
    <style:style style:name="T16" style:family="text">
      <style:text-properties style:text-underline-style="none" officeooo:rsid="0018f51f"/>
    </style:style>
    <style:style style:name="T17" style:family="text">
      <style:text-properties style:text-underline-style="none" officeooo:rsid="001a74f9"/>
    </style:style>
    <style:style style:name="T18" style:family="text">
      <style:text-properties style:text-underline-style="none" officeooo:rsid="001cfc7c"/>
    </style:style>
    <style:style style:name="T19" style:family="text">
      <style:text-properties officeooo:rsid="00135d08"/>
    </style:style>
    <style:style style:name="T20" style:family="text">
      <style:text-properties style:text-underline-style="dotted" style:text-underline-width="auto" style:text-underline-color="font-color"/>
    </style:style>
    <style:style style:name="T21" style:family="text">
      <style:text-properties style:text-underline-style="dotted" style:text-underline-width="auto" style:text-underline-color="font-color" officeooo:rsid="00135d08"/>
    </style:style>
    <style:style style:name="T22" style:family="text">
      <style:text-properties style:text-underline-style="dotted" style:text-underline-width="auto" style:text-underline-color="font-color" officeooo:rsid="00143476"/>
    </style:style>
    <style:style style:name="T23" style:family="text">
      <style:text-properties style:text-underline-style="dotted" style:text-underline-width="auto" style:text-underline-color="font-color" officeooo:rsid="001544e2"/>
    </style:style>
    <style:style style:name="T24" style:family="text">
      <style:text-properties style:text-underline-style="dotted" style:text-underline-width="auto" style:text-underline-color="font-color" officeooo:rsid="0017ade6"/>
    </style:style>
    <style:style style:name="T25" style:family="text">
      <style:text-properties style:text-underline-style="dotted" style:text-underline-width="auto" style:text-underline-color="font-color" fo:font-weight="normal" officeooo:rsid="0018b0ee" style:font-weight-asian="normal" style:font-weight-complex="normal"/>
    </style:style>
    <style:style style:name="T26" style:family="text">
      <style:text-properties style:text-underline-style="dotted" style:text-underline-width="auto" style:text-underline-color="font-color" fo:font-weight="normal" officeooo:rsid="0017ade6" style:font-weight-asian="normal" style:font-weight-complex="normal"/>
    </style:style>
    <style:style style:name="T27" style:family="text">
      <style:text-properties style:text-underline-style="dotted" style:text-underline-width="auto" style:text-underline-color="font-color" fo:font-weight="normal" officeooo:rsid="001a74f9" style:font-weight-asian="normal" style:font-weight-complex="normal"/>
    </style:style>
    <style:style style:name="T28" style:family="text">
      <style:text-properties style:text-underline-style="dotted" style:text-underline-width="auto" style:text-underline-color="font-color" fo:font-weight="normal" officeooo:rsid="001cfc7c" style:font-weight-asian="normal" style:font-weight-complex="normal"/>
    </style:style>
    <style:style style:name="T29" style:family="text">
      <style:text-properties style:text-underline-style="dotted" style:text-underline-width="auto" style:text-underline-color="font-color" officeooo:rsid="0018b0ee"/>
    </style:style>
    <style:style style:name="T30" style:family="text">
      <style:text-properties style:text-underline-style="dotted" style:text-underline-width="auto" style:text-underline-color="font-color" officeooo:rsid="0018f51f"/>
    </style:style>
    <style:style style:name="T31" style:family="text">
      <style:text-properties style:text-underline-style="dotted" style:text-underline-width="auto" style:text-underline-color="font-color" officeooo:rsid="001a74f9"/>
    </style:style>
    <style:style style:name="T32" style:family="text">
      <style:text-properties style:text-underline-style="dotted" style:text-underline-width="auto" style:text-underline-color="font-color" officeooo:rsid="001cfc7c"/>
    </style:style>
    <style:style style:name="T33" style:family="text">
      <style:text-properties officeooo:rsid="001544e2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6" style:family="text">
      <style:text-properties officeooo:rsid="0017ade6"/>
    </style:style>
    <style:style style:name="T37" style:family="text">
      <style:text-properties style:text-underline-style="dotted" style:text-underline-width="auto" style:text-underline-color="font-color" officeooo:rsid="0018b0ee"/>
    </style:style>
    <style:style style:name="T38" style:family="text">
      <style:text-properties style:text-underline-style="dotted" style:text-underline-width="auto" style:text-underline-color="font-color" officeooo:rsid="001a74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Empresa: (<text:span text:style-name="T19">C</text:span><text:span text:style-name="T1">od.</text:span><text:span text:style-name="T2">E</text:span><text:span text:style-name="T1">mpresa</text:span>, nombre,</text:p>
      <text:p text:style-name="P1"/>
      <text:p text:style-name="P2"><text:tab/>trabajan: (<text:span text:style-name="T21">C</text:span><text:span text:style-name="T20">od.Empresa+DNI</text:span>,</text:p>
      <text:p text:style-name="P1"/>
      <text:p text:style-name="P1">Profesor: (<text:span text:style-name="T1">DNI</text:span><text:span text:style-name="T11">, nombre, teléfono, Dirección, </text:span></text:p>
      <text:p text:style-name="P3"/>
      <text:p text:style-name="P3"/>
      <text:p text:style-name="P1">Modulo:(<text:span text:style-name="T1">Cod.Módulo</text:span>, nombre, <text:span text:style-name="T22">DNI</text:span><text:span text:style-name="T12">, </text:span></text:p>
      <text:p text:style-name="P1"/>
      <text:p text:style-name="P1"/>
      <text:p text:style-name="P1">Tema:(<text:span text:style-name="T1">Cod.Tema</text:span>, título,<text:span text:style-name="T23">Cod.Módulo,</text:span></text:p>
      <text:p text:style-name="P7"/>
      <text:p text:style-name="P7"/>
      <text:p text:style-name="P5"><text:span text:style-name="T33"><text:tab/>Cursa:(</text:span><text:span text:style-name="T3">Cod.Mó</text:span><text:span text:style-name="T23">dulo+Num.</text:span><text:span text:style-name="T3">Expediente</text:span><text:span text:style-name="T33">, nota, </text:span></text:p>
      <text:p text:style-name="P1"/>
      <text:p text:style-name="P3"/>
      <text:p text:style-name="P13">Alumno:(<text:span text:style-name="T34">Num.Expediente</text:span><text:span text:style-name="T35">,</text:span><text:span text:style-name="T13"> </text:span><text:span text:style-name="T14">nombre, tlfno,fecha nacimiento,</text:span><text:span text:style-name="T25">letra</text:span></text:p>
      <text:p text:style-name="P4"/>
      <text:p text:style-name="P4"/>
      <text:p text:style-name="P6">Beca:(<text:span text:style-name="T1">ID</text:span><text:span text:style-name="T11">, Cuantía, Fecha,</text:span><text:span text:style-name="T30">Num_Expediente</text:span></text:p>
      <text:p text:style-name="P4"/>
      <text:p text:style-name="P4"/>
      <text:p text:style-name="P4"><text:tab/><text:span text:style-name="T36">delegado:(</text:span><text:span text:style-name="T8">Num_Expediente</text:span><text:span text:style-name="T17">,</text:span><text:span text:style-name="T31">Num_Expediente_delegado</text:span><text:span text:style-name="T17">,</text:span></text:p>
      <text:p text:style-name="P4"/>
      <text:p text:style-name="P10">Grupo:(<text:span text:style-name="T1">let</text:span><text:span text:style-name="T20">ra</text:span><text:span text:style-name="T31">+</text:span><text:span text:style-name="T29">Cod.Aula</text:span><text:span text:style-name="T31">+Co</text:span><text:span text:style-name="T8">d.curso</text:span><text:span text:style-name="T32">+Num_Exp</text:span><text:span text:style-name="T10">edient</text:span><text:span text:style-name="T32">e,</text:span></text:p>
      <text:p text:style-name="P9"><text:span text:style-name="T11"/></text:p>
      <text:p text:style-name="P9"><text:span text:style-name="T11"/></text:p>
      <text:p text:style-name="P11">Aula:(<text:span text:style-name="T1">Cod.Aula</text:span><text:span text:style-name="T11">, Num Plazas, num_Ordenadores</text:span></text:p>
      <text:p text:style-name="P11"><text:span text:style-name="T11"/></text:p>
      <text:p text:style-name="P11"><text:span text:style-name="T11"/></text:p>
      <text:p text:style-name="P11"><text:span text:style-name="T11">Curso:(</text:span><text:span text:style-name="T1">Cod.curso</text:span><text:span text:style-name="T11">,nivel_educativo,num_curso,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4T18:38:13.792000000</dc:date>
    <meta:editing-duration>PT12M2S</meta:editing-duration>
    <meta:editing-cycles>3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12" meta:word-count="31" meta:character-count="493" meta:non-whitespace-character-count="468"/>
  </office:meta>
</office:document-meta>
</file>